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h text:outline-level="1">Chapter 1</text:h>
      <text:p>This is a paragraph.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3-23T16:15:07.304283</meta:creation-date>
    <dc:date>2015-03-23T16:15:07.306142</dc:date>
    <meta:generator>http://pypi.python.org/pypi/ezodf/0.1.0$Python2.7.8 (default, Sep 30 2014, 15:34:38) [GCC]</meta:generator>
    <meta:document-statistic/>
    <meta:editing-cycles>1</meta:editing-cycles>
  </office:meta>
</office:document-meta>
</file>